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80000017FDB944D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style:font-name="Century Schoolbook L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cm" svg:height="14.6cm" svg:x="7.8cm" svg:y="1.8cm">
          <draw:image xlink:href="Pictures/10000201000001580000017FDB944D19.png" xlink:type="simple" xlink:show="embed" xlink:actuate="onLoad">
            <text:p/>
          </draw:image>
        </draw:frame>
        <draw:frame draw:style-name="gr2" draw:text-style-name="P2" draw:layer="layout" svg:width="4.172cm" svg:height="1.987cm" svg:x="18cm" svg:y="4cm">
          <draw:text-box>
            <text:p text:style-name="P2"><text:span text:style-name="T1">Electrodes</text:span></text:p>
            <text:p text:style-name="P2"><text:span text:style-name="T1">grid</text:span></text:p>
          </draw:text-box>
        </draw:frame>
        <draw:frame draw:style-name="gr2" draw:text-style-name="P2" draw:layer="layout" svg:width="4.219cm" svg:height="1.987cm" svg:x="8cm" svg:y="6.4cm">
          <draw:text-box>
            <text:p text:style-name="P3"><text:span text:style-name="T1">Implant</text:span></text:p>
            <text:p text:style-name="P3"><text:span text:style-name="T1">electronics</text:span></text:p>
          </draw:text-box>
        </draw:frame>
        <draw:frame draw:style-name="gr2" draw:text-style-name="P4" draw:layer="layout" svg:width="4.646cm" svg:height="1.987cm" svg:x="7.532cm" svg:y="2.081cm">
          <draw:text-box>
            <text:p text:style-name="P3"><text:span text:style-name="T1">Connection </text:span></text:p>
            <text:p text:style-name="P3"><text:span text:style-name="T1">to computer</text:span></text:p>
          </draw:text-box>
        </draw:frame>
        <draw:line draw:style-name="gr3" draw:text-style-name="P1" draw:layer="layout" svg:x1="10.6cm" svg:y1="6.4cm" svg:x2="13cm" svg:y2="5.2cm">
          <text:p/>
        </draw:line>
        <draw:line draw:style-name="gr3" draw:text-style-name="P1" draw:layer="layout" svg:x1="19cm" svg:y1="5.2cm" svg:x2="16.8cm" svg:y2="6cm">
          <text:p/>
        </draw:line>
        <draw:line draw:style-name="gr3" draw:text-style-name="P1" draw:layer="layout" svg:x1="9.6cm" svg:y1="3.8cm" svg:x2="10.8cm" svg:y2="4.4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 Book Basic" svg:font-family="'Gentium Book Basic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Kalunga</meta:initial-creator>
    <meta:creation-date>2016-04-21T20:34:31.049020520</meta:creation-date>
    <dc:date>2016-04-21T20:52:38.193914872</dc:date>
    <dc:creator>Emmanuel Kalunga</dc:creator>
    <meta:editing-duration>PT39S</meta:editing-duration>
    <meta:editing-cycles>1</meta:editing-cycles>
    <meta:document-statistic meta:object-count="30"/>
    <meta:generator>LibreOffice/4.2.7.2$Linux_X86_64 LibreOffice_project/420m0$Build-2</meta:generator>
  </office:meta>
</office:document-meta>
</file>